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itionalMatchers.not( char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int first ,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t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eq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float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t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t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eq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double first , double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t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eq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long first , long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cmpEq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floa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in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char first , char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byte first , byte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char first , char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reportMatcher( ArgumentMatcher &lt; ?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Matchers.l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eq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dditional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dditionalMatchers.or( int first ,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eq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eq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eq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eq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char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eq( double value , double del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boolean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double first , double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find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boolean first , boolean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eq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float first , floa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boolean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short first , shor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shor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float first , floa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t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t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boolean first , boolean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byte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double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long first , long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or( T first , 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t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int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eq( float value , float del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eq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t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eq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eq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eq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lt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eq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doubl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T first , 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long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short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byte first , byte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ryEq( long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gt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and( short first , shor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Matchers.not( T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